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B8000001BE6588460F.png" manifest:media-type="image/png"/>
  <manifest:file-entry manifest:full-path="Pictures/100000000000012600000117B988384A.png" manifest:media-type="image/png"/>
  <manifest:file-entry manifest:full-path="Pictures/1000000000000195000001B4E702711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solid" draw:fill-color="#ffcc99" draw:textarea-horizontal-align="justify" draw:textarea-vertical-align="middle" draw:auto-grow-height="fals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opacity="50%" draw:textarea-horizontal-align="justify" draw:textarea-vertical-align="middle" draw:auto-grow-height="false" draw:shadow-opacity="50%"/>
    </style:style>
    <style:style style:name="pr1" style:family="presentation" style:parent-style-name="標準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style:font-size-asian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custom-shape draw:style-name="gr1" draw:text-style-name="P2" draw:layer="layout" svg:width="6.8cm" svg:height="6.8cm" svg:x="0.9cm" svg:y="1cm">
          <text:p text:style-name="P1"><text:span text:style-name="T1">Start AB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cm" svg:height="6.8cm" svg:x="9.5cm" svg:y="1cm">
          <text:p text:style-name="P1"><text:span text:style-name="T1">Start 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cm" svg:height="6.8cm" svg:x="17.9cm" svg:y="1cm">
          <text:p text:style-name="P1"><text:span text:style-name="T1">Start IM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8cm" svg:height="6.8cm" svg:x="0.9cm" svg:y="9cm">
          <text:p text:style-name="P1"><text:span text:style-name="T1">Stop ABC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8cm" svg:height="6.8cm" svg:x="9.5cm" svg:y="9cm">
          <text:p text:style-name="P1"><text:span text:style-name="T1">Stop S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8cm" svg:height="6.8cm" svg:x="17.9cm" svg:y="9cm">
          <text:p text:style-name="P1"><text:span text:style-name="T1">Stop IM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cm" svg:height="6.8cm" svg:x="25.9cm" svg:y="1cm">
          <text:p text:style-name="P1"><text:span text:style-name="T1">Start IMP</text:span></text:p>
          <text:p text:style-name="P1"><text:span text:style-name="T2"/></text:p>
          <text:p text:style-name="P1"><text:span text:style-name="T1">Drill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0">
        <draw:custom-shape draw:style-name="gr1" draw:text-style-name="P2" draw:layer="layout" svg:width="6.8cm" svg:height="6.8cm" svg:x="0.9cm" svg:y="1cm">
          <text:p text:style-name="P2"><text:span text:style-name="T1">Start AB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cm" svg:height="6.8cm" svg:x="9.5cm" svg:y="1cm">
          <text:p text:style-name="P2"><text:span text:style-name="T1">Start 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cm" svg:height="6.8cm" svg:x="17.9cm" svg:y="1cm">
          <text:p text:style-name="P2"><text:span text:style-name="T1">Start IM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8cm" svg:height="6.8cm" svg:x="0.9cm" svg:y="9cm">
          <text:p text:style-name="P2"><text:span text:style-name="T1">Stop ABC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8cm" svg:height="6.8cm" svg:x="9.5cm" svg:y="9cm">
          <text:p text:style-name="P2"><text:span text:style-name="T1">Stop S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8cm" svg:height="6.8cm" svg:x="17.9cm" svg:y="9cm">
          <text:p text:style-name="P2"><text:span text:style-name="T1">Stop IM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cm" svg:height="6.8cm" svg:x="25.9cm" svg:y="1cm">
          <text:p text:style-name="P2"><text:span text:style-name="T1">Start IMP</text:span></text:p>
          <text:p text:style-name="P2"><text:span text:style-name="T2"/></text:p>
          <text:p text:style-name="P2"><text:span text:style-name="T1">Drill</text:span></text:p>
          <draw:enhanced-geometry svg:viewBox="0 0 21600 21600" draw:type="rectangle" draw:enhanced-path="M 0 0 L 21600 0 21600 21600 0 21600 0 0 Z N"/>
        </draw:custom-shape>
        <draw:g>
          <draw:frame draw:style-name="gr4" draw:text-style-name="P1" draw:layer="layout" svg:width="6.8cm" svg:height="6.8cm" svg:x="25.9cm" svg:y="9cm">
            <draw:image xlink:href="Pictures/1000000000000195000001B4E7027114.png" xlink:type="simple" xlink:show="embed" xlink:actuate="onLoad">
              <text:p/>
            </draw:image>
          </draw:frame>
          <draw:custom-shape draw:style-name="gr5" draw:text-style-name="P2" draw:layer="layout" svg:width="6.8cm" svg:height="6.8cm" svg:x="25.9cm" svg:y="9cm">
            <text:p text:style-name="P2"><text:span text:style-name="T1">Recog</text:span><text:span text:style-name="T1"><text:line-break/></text:span><text:span text:style-name="T1">Drill</text:span></text:p>
            <draw:enhanced-geometry svg:viewBox="0 0 21600 21600" draw:type="rectangle" draw:enhanced-path="M 0 0 L 21600 0 21600 21600 0 21600 0 0 Z N"/>
          </draw:custom-shape>
        </draw:g>
        <draw:g>
          <draw:frame draw:style-name="gr4" draw:text-style-name="P1" draw:layer="layout" svg:width="6.778cm" svg:height="6.8cm" svg:x="33.922cm" svg:y="9cm">
            <draw:image xlink:href="Pictures/100000000000012600000117B988384A.png" xlink:type="simple" xlink:show="embed" xlink:actuate="onLoad">
              <text:p/>
            </draw:image>
          </draw:frame>
          <draw:custom-shape draw:style-name="gr5" draw:text-style-name="P2" draw:layer="layout" svg:width="6.8cm" svg:height="6.8cm" svg:x="33.9cm" svg:y="9cm">
            <text:p text:style-name="P2"><text:span text:style-name="T1">Recog</text:span><text:span text:style-name="T1"><text:line-break/></text:span><text:span text:style-name="T1">Valve</text:span></text:p>
            <draw:enhanced-geometry svg:viewBox="0 0 21600 21600" draw:type="rectangle" draw:enhanced-path="M 0 0 L 21600 0 21600 21600 0 21600 0 0 Z N"/>
          </draw:custom-shape>
        </draw:g>
        <draw:g>
          <draw:frame draw:style-name="gr4" draw:text-style-name="P1" draw:layer="layout" svg:width="6.8cm" svg:height="6.78cm" svg:x="33.9cm" svg:y="1.02cm">
            <draw:image xlink:href="Pictures/10000000000001B8000001BE6588460F.png" xlink:type="simple" xlink:show="embed" xlink:actuate="onLoad">
              <text:p/>
            </draw:image>
          </draw:frame>
          <draw:custom-shape draw:style-name="gr5" draw:text-style-name="P2" draw:layer="layout" svg:width="6.8cm" svg:height="6.8cm" svg:x="33.9cm" svg:y="1cm">
            <text:p text:style-name="P2"><text:span text:style-name="T1">Recog</text:span><text:span text:style-name="T1"><text:line-break/></text:span><text:span text:style-name="T1">Handle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TakaoPGothic" style:font-family-generic="roman" style:font-pitch="variable" fo:font-size="20pt" fo:font-style="normal" fo:text-shadow="none" style:text-underline-style="none" fo:font-weight="normal" style:letter-kerning="true" style:font-family-asian="TakaoPGothic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kaoPGothic" style:font-family-generic="roman" style:font-pitch="variable" fo:font-size="44pt" fo:font-style="normal" fo:text-shadow="none" style:text-underline-style="none" fo:font-weight="normal" style:letter-kerning="true" style:font-family-asian="TakaoPGothic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urooka </meta:initial-creator>
    <meta:creation-date>2014-11-02T10:57:23</meta:creation-date>
    <dc:date>2014-12-07T20:03:24</dc:date>
    <dc:creator>JSK User</dc:creator>
    <meta:editing-duration>PT10M10S</meta:editing-duration>
    <meta:editing-cycles>8</meta:editing-cycles>
    <meta:generator>LibreOffice/3.5$Linux_X86_64 LibreOffice_project/350m1$Build-2</meta:generator>
    <meta:document-statistic meta:object-count="48"/>
  </office:meta>
</office:document-meta>
</file>